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D0000024D38943774CEE5ED14.png" manifest:media-type="image/png"/>
  <manifest:file-entry manifest:full-path="Pictures/100003660000388E0000388EC0DD5B4ED882A064.svg" manifest:media-type="image/svg+xml"/>
  <manifest:file-entry manifest:full-path="Pictures/1000074F00003CDE00003CDE07CFA24A33F7649E.svg" manifest:media-type="image/svg+xml"/>
  <manifest:file-entry manifest:full-path="Pictures/100002010000022300000223CBC1C2CE66D655AB.png" manifest:media-type="image/png"/>
  <manifest:file-entry manifest:full-path="Pictures/100007900000000000000000C4D7093B59F8A554.svg" manifest:media-type="image/svg+xml"/>
  <manifest:file-entry manifest:full-path="Pictures/100004B60000C5AA00009B55F2E566281C20F136.svg" manifest:media-type="image/svg+xml"/>
  <manifest:file-entry manifest:full-path="Pictures/100002010000031E000002737303642FE425AE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4" svg:font-family="Calibri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3" svg:font-family="Calibri" style:font-family-generic="modern" style:font-pitch="variable"/>
    <style:font-face style:name="Noto Sans CJK SC Regular1" svg:font-family="'Noto Sans CJK SC Regular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draw:fill="solid" draw:fill-color="#4db6ac" draw:textarea-vertical-align="middle" draw:auto-grow-height="false" draw:fit-to-size="false" fo:min-height="1.41cm" fo:min-width="11.625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71cm" draw:fill="solid" draw:fill-color="#4db6ac" draw:textarea-vertical-align="middle" draw:auto-grow-height="false" draw:fit-to-size="false" fo:min-height="5.567cm" fo:min-width="5.225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71cm" draw:fill="solid" draw:fill-color="#6a5acd" draw:textarea-vertical-align="middle" draw:auto-grow-height="false" draw:fit-to-size="false" fo:min-height="21.52cm" fo:min-width="5.225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75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15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1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1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svg:stroke-width="0.106cm" svg:stroke-color="#ff99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4" style:family="graphic">
      <style:graphic-properties style:protect="size"/>
    </style:style>
    <style:style style:name="pr1" style:family="presentation" style:parent-style-name="Diapositive_20_de_20_titre-notes">
      <style:graphic-properties draw:fill-color="#ffffff" fo:min-height="13.364cm"/>
    </style:style>
    <style:style style:name="P1" style:family="paragraph">
      <loext:graphic-properties draw:fill="solid" draw:fill-color="#4db6ac"/>
      <style:paragraph-properties fo:text-align="start" style:font-independent-line-spacing="true"/>
      <style:text-properties fo:font-size="18pt"/>
    </style:style>
    <style:style style:name="P2" style:family="paragraph">
      <loext:graphic-properties draw:fill="solid" draw:fill-color="#6a5acd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50%" fo:text-align="start" fo:text-indent="0cm" style:punctuation-wrap="simple" style:writing-mode="lr-tb"/>
      <style:text-properties fo:hyphenate="false"/>
    </style:style>
    <style:style style:name="P6" style:family="paragraph">
      <style:paragraph-properties fo:margin-left="0cm" fo:margin-right="0cm" fo:text-indent="0cm" style:punctuation-wrap="hanging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ffffff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ffffff" fo:font-size="18pt" fo:hyphenate="false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ffffff" fo:font-size="26pt" style:font-size-asian="26pt" style:font-size-complex="26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ffff" fo:font-size="26pt" style:font-size-asian="26pt" style:font-size-complex="26pt" fo:hyphenate="false"/>
    </style:style>
    <style:style style:name="P12" style:family="paragraph">
      <style:paragraph-properties fo:text-align="start"/>
      <style:text-properties fo:font-size="11pt" fo:font-style="italic" style:font-size-asian="11pt" style:font-style-asian="italic" style:font-size-complex="11pt" style:font-style-complex="italic"/>
    </style:style>
    <style:style style:name="P13" style:family="paragraph">
      <loext:graphic-properties draw:fill="none" draw:fill-color="#ffffff"/>
      <style:paragraph-properties fo:text-align="start"/>
      <style:text-properties fo:font-size="11pt" fo:font-style="italic" style:font-size-asian="11pt" style:font-style-asian="italic" style:font-size-complex="11pt" style:font-style-complex="italic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ffffff" fo:hyphenate="false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bold" style:font-name-asian="Calibri4" style:font-size-asian="9pt" style:font-style-asian="normal" style:font-weight-asian="bold" style:font-name-complex="Arial" style:font-size-complex="9pt" style:font-style-complex="normal" style:font-weight-complex="bold"/>
    </style:style>
    <style:style style:name="T5" style:family="text">
      <style:text-properties fo:color="#00aae6" style:font-name="Arial" fo:font-size="12pt" fo:font-weight="bold" style:font-size-asian="12pt" style:font-weight-asian="bold" style:font-name-complex="Arial" style:font-size-complex="12pt" style:font-weight-complex="bold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" fo:font-size="13pt" fo:letter-spacing="normal" fo:font-style="normal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1pt" fo:letter-spacing="normal" fo:font-style="normal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9" style:family="text">
      <style:text-properties fo:font-variant="normal" fo:text-transform="none" fo:color="#00aae6" style:text-line-through-style="none" style:text-line-through-type="none" style:text-position="0% 100%" style:font-name="Arial" fo:font-size="11pt" fo:letter-spacing="normal" fo:font-style="normal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0.5pt" fo:letter-spacing="normal" fo:font-style="normal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2" style:family="text">
      <style:text-properties fo:font-size="11pt" fo:font-style="italic" style:font-size-asian="11pt" style:font-style-asian="italic" style:font-size-complex="11pt" style:font-style-complex="italic"/>
    </style:style>
    <style:style style:name="T13" style:family="text">
      <style:text-properties fo:color="#00aae6" style:font-name="Arial" fo:font-size="11pt" fo:font-weight="bold" style:font-size-asian="11pt" style:font-weight-asian="bold" style:font-name-complex="Arial" style:font-size-complex="11pt" style:font-weight-complex="bold"/>
    </style:style>
    <style:style style:name="T14" style:family="text">
      <style:text-properties fo:font-variant="normal" fo:text-transform="none" style:text-line-through-style="none" style:text-line-through-type="none" style:text-position="0% 100%" style:font-name="Arial" fo:font-size="11pt" fo:letter-spacing="normal" fo:font-style="normal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5" style:family="text">
      <style:text-properties fo:font-variant="normal" fo:text-transform="none" style:text-line-through-style="none" style:text-line-through-type="none" style:text-position="0% 100%" style:font-name="Arial" fo:font-size="10.5pt" fo:letter-spacing="normal" fo:font-style="normal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custom-shape draw:name="Rectangle 9" draw:style-name="gr1" draw:text-style-name="P1" draw:layer="layout" svg:width="12.124cm" svg:height="1.659cm" svg:x="6.276cm" svg:y="0.2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" draw:text-style-name="P1" draw:layer="layout" svg:width="5.724cm" svg:height="5.816cm" svg:x="-0.04cm" svg:y="-0.0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" draw:text-style-name="P2" draw:layer="layout" svg:width="5.724cm" svg:height="21.769cm" svg:x="-0.04cm" svg:y="5.7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9" draw:style-name="gr4" draw:text-style-name="P4" draw:layer="layout" svg:width="4.868cm" svg:height="1.013cm" svg:x="0.427cm" svg:y="0.457cm">
          <text:p text:style-name="P3"><text:span text:style-name="T1">Mehdi Lefeuv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0" draw:style-name="gr4" draw:text-style-name="P4" draw:layer="layout" svg:width="2.84cm" svg:height="0.674cm" svg:x="1.016cm" svg:y="2.195cm">
          <text:p text:style-name="P3"><text:span text:style-name="T2">06 88 71 14 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1" draw:style-name="gr4" draw:text-style-name="P4" draw:layer="layout" svg:width="4.643cm" svg:height="0.632cm" svg:x="1.027cm" svg:y="3.401cm">
          <text:p text:style-name="P3"><text:span text:style-name="T3">mehdi.lefeuvre@gmai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2" draw:style-name="gr4" draw:text-style-name="P4" draw:layer="layout" svg:width="3.522cm" svg:height="0.632cm" svg:x="1.059cm" svg:y="4.636cm">
          <text:p text:style-name="P5"><text:span text:style-name="T4">Région de Toulou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2" draw:style-name="gr4" draw:text-style-name="P7" draw:layer="layout" svg:width="2.81cm" svg:height="0.758cm" svg:x="5.986cm" svg:y="10.032cm">
          <text:p text:style-name="P6"><text:span text:style-name="T5">F</text:span><text:span text:style-name="T5">o</text:span><text:span text:style-name="T5">r</text:span><text:span text:style-name="T5">m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9" draw:style-name="gr4" draw:text-style-name="P4" draw:layer="layout" svg:width="6.502cm" svg:height="0.758cm" svg:x="5.986cm" svg:y="18.19cm">
          <text:p text:style-name="P6"><text:span text:style-name="T5">Expériences</text:span><text:span text:style-name="T6"> </text:span><text:span text:style-name="T5">professionnel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3" draw:style-name="gr4" draw:text-style-name="P9" draw:layer="layout" svg:width="4.131cm" svg:height="0.798cm" svg:x="0.426cm" svg:y="6.058cm">
          <text:p text:style-name="P8"><text:span text:style-name="T7">Centres d’intérê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3" draw:style-name="gr4" draw:text-style-name="P4" draw:layer="layout" svg:width="2.578cm" svg:height="0.716cm" svg:x="5.936cm" svg:y="25.084cm">
          <text:p text:style-name="P3"><text:span text:style-name="T8">2012 - 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4" draw:style-name="gr4" draw:text-style-name="P4" draw:layer="layout" svg:width="10.13cm" svg:height="2.048cm" svg:x="8.481cm" svg:y="25.075cm">
          <text:p text:style-name="P3"><text:span text:style-name="T9">Technicien de production en cartographie forestière</text:span></text:p>
          <text:p text:style-name="P3"><text:span text:style-name="T10">Durée : 7 mois, Lieu : Airbus DS</text:span></text:p>
          <text:p text:style-name="P3"><text:span text:style-name="T10">Analyse historique et cartographie de la déforestation et</text:span></text:p>
          <text:p text:style-name="P3"><text:span text:style-name="T10">de la dégradation forestière dans le bassin du Cong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5" draw:style-name="gr5" draw:text-style-name="P11" draw:layer="layout" svg:width="11.924cm" svg:height="1.351cm" svg:x="6.376cm" svg:y="0.357cm">
          <text:p text:style-name="P10"><text:span text:style-name="T11">Développeur Web Full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3" draw:layer="layout" svg:width="12.978cm" svg:height="1.979cm" svg:x="6.02cm" svg:y="2.241cm">
          <draw:text-box>
            <text:p text:style-name="P12"><text:span text:style-name="T12">Je </text:span><text:span text:style-name="T12">recherche </text:span><text:span text:style-name="T12">activement </text:span><text:span text:style-name="T12">un stage </text:span><text:span text:style-name="T12">sur </text:span><text:span text:style-name="T12">Toulouse </text:span><text:span text:style-name="T12">dans le </text:span><text:span text:style-name="T12">cadre de </text:span><text:span text:style-name="T12">ma</text:span></text:p>
            <text:p text:style-name="P12"><text:span text:style-name="T12">formation. </text:span><text:span text:style-name="T12">J'aborde </text:span><text:span text:style-name="T12">les </text:span><text:span text:style-name="T12">technologie</text:span><text:span text:style-name="T12">s web de </text:span><text:span text:style-name="T12">manière </text:span><text:span text:style-name="T12">ludique et </text:span><text:span text:style-name="T12">voudrais</text:span></text:p>
            <text:p text:style-name="P12"><text:span text:style-name="T12">faire de </text:span><text:span text:style-name="T12">cette </text:span><text:span text:style-name="T12">passion </text:span><text:span text:style-name="T12">mon métier. </text:span><text:span text:style-name="T12">Je suis </text:span><text:span text:style-name="T12">créatif et </text:span><text:span text:style-name="T12">j'aime </text:span><text:span text:style-name="T12">relever les</text:span></text:p>
            <text:p text:style-name="P12"><text:span text:style-name="T12">nouveaux </text:span><text:span text:style-name="T12">défis. Je </text:span><text:span text:style-name="T12">suis aussi </text:span><text:span text:style-name="T12">cartographe </text:span><text:span text:style-name="T12">et </text:span><text:span text:style-name="T12">passionné </text:span><text:span text:style-name="T12">de nature.</text:span></text:p>
          </draw:text-box>
        </draw:frame>
        <draw:custom-shape draw:name="ZoneTexte 42" draw:style-name="gr4" draw:text-style-name="P7" draw:layer="layout" svg:width="3.28cm" svg:height="0.756cm" svg:x="5.905cm" svg:y="4.3cm">
          <text:p text:style-name="P6"><text:span text:style-name="T5">Compét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3" draw:style-name="gr4" draw:text-style-name="P7" draw:layer="layout" svg:width="2.578cm" svg:height="0.716cm" svg:x="5.937cm" svg:y="23.084cm">
          <text:p text:style-name="P3"><text:span text:style-name="T8">2013 -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4" draw:style-name="gr4" draw:text-style-name="P7" draw:layer="layout" svg:width="10.096cm" svg:height="2.048cm" svg:x="8.506cm" svg:y="23.075cm">
          <text:p text:style-name="P3"><text:span text:style-name="T9">Expert SIG en </text:span><text:span text:style-name="T9">gestion des </text:span><text:span text:style-name="T9">risques naturels</text:span></text:p>
          <text:p text:style-name="P3"><text:span text:style-name="T10">Durée : 14 mois, </text:span><text:span text:style-name="T10">Lieu : Airbus DS</text:span></text:p>
          <text:p text:style-name="P3"><text:span text:style-name="T10">Développement </text:span><text:span text:style-name="T10">d’outils d’analyse </text:span><text:span text:style-name="T10">cartographique et</text:span></text:p>
          <text:p text:style-name="P3"><text:span text:style-name="T10">formation des </text:span><text:span text:style-name="T10">utilisateurs sur un </text:span><text:span text:style-name="T10">projet européen </text:span><text:span text:style-name="T10">(IncREO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3" draw:style-name="gr4" draw:text-style-name="P7" draw:layer="layout" svg:width="2.578cm" svg:height="0.716cm" svg:x="5.938cm" svg:y="21.084cm">
          <text:p text:style-name="P3"><text:span text:style-name="T8">2015 -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4" draw:style-name="gr4" draw:text-style-name="P7" draw:layer="layout" svg:width="9.643cm" svg:height="2.048cm" svg:x="8.533cm" svg:y="21.075cm">
          <text:p text:style-name="P3"><text:span text:style-name="T9">Ingénieur en développement logiciel</text:span></text:p>
          <text:p text:style-name="P3"><text:span text:style-name="T10">Durée : 8 mois, Lieu : Airbus DS</text:span></text:p>
          <text:p text:style-name="P3"><text:span text:style-name="T10">Développement de solutions logicielles cartographiques,</text:span></text:p>
          <text:p text:style-name="P3"><text:span text:style-name="T10">traitement d’image satellites et Alpha testing de logici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3" draw:style-name="gr4" draw:text-style-name="P7" draw:layer="layout" svg:width="2.578cm" svg:height="0.716cm" svg:x="5.938cm" svg:y="19.184cm">
          <text:p text:style-name="P3"><text:span text:style-name="T8">2016 - 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4" draw:style-name="gr4" draw:text-style-name="P7" draw:layer="layout" svg:width="10.507cm" svg:height="2.048cm" svg:x="8.504cm" svg:y="19.175cm">
          <text:p text:style-name="P3"><text:span text:style-name="T9">Support technique sur solution </text:span><text:span text:style-name="T9">cartographique web</text:span></text:p>
          <text:p text:style-name="P3"><text:span text:style-name="T10">Durée : 18 mois, Lieu : Airbus DS</text:span></text:p>
          <text:p text:style-name="P3"><text:span text:style-name="T10">Qualification opérationnelle des portails </text:span><text:span text:style-name="T10">web, reporting de</text:span></text:p>
          <text:p text:style-name="P3"><text:span text:style-name="T10">bugs, Rédaction FAQ et des </text:span><text:span text:style-name="T10">spécifications de développ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3" draw:style-name="gr4" draw:text-style-name="P7" draw:layer="layout" svg:width="2.578cm" svg:height="0.716cm" svg:x="5.937cm" svg:y="15.884cm">
          <text:p text:style-name="P3"><text:span text:style-name="T8">2006 - 20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4" draw:style-name="gr4" draw:text-style-name="P7" draw:layer="layout" svg:width="9.99cm" svg:height="2.048cm" svg:x="8.563cm" svg:y="15.875cm">
          <text:p text:style-name="P3"><text:span text:style-name="T9">Licence 3 - Biologie</text:span></text:p>
          <text:p text:style-name="P3"><text:span text:style-name="T10">Durée : 3 ans, Lieu : Université Toulouse III</text:span></text:p>
          <text:p text:style-name="P3"><text:span text:style-name="T10">Traitement statistiques </text:span><text:span text:style-name="T10">des données biologiques, écologie,</text:span></text:p>
          <text:p text:style-name="P3"><text:span text:style-name="T10">biologie animale et végét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3" draw:style-name="gr4" draw:text-style-name="P7" draw:layer="layout" svg:width="2.578cm" svg:height="0.716cm" svg:x="5.938cm" svg:y="13.884cm">
          <text:p text:style-name="P3"><text:span text:style-name="T8">2011 - 20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4" draw:style-name="gr4" draw:text-style-name="P7" draw:layer="layout" svg:width="10.557cm" svg:height="2.048cm" svg:x="8.576cm" svg:y="13.875cm">
          <text:p text:style-name="P3"><text:span text:style-name="T9">Master 2 - Aménagement du Territoire et Télédétection</text:span></text:p>
          <text:p text:style-name="P3"><text:span text:style-name="T10">Durée : 1 an, Lieu : </text:span><text:span text:style-name="T10">Université Toulouse III</text:span></text:p>
          <text:p text:style-name="P3"><text:span text:style-name="T10">Conception et gestion de bases de données, traitement</text:span></text:p>
          <text:p text:style-name="P3"><text:span text:style-name="T10">d’images satellites, Systèmes d’Information Géograph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3" draw:style-name="gr4" draw:text-style-name="P7" draw:layer="layout" svg:width="2.578cm" svg:height="0.716cm" svg:x="5.938cm" svg:y="10.984cm">
          <text:p text:style-name="P3"><text:span text:style-name="T8">2016 - 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4" draw:style-name="gr4" draw:text-style-name="P7" draw:layer="layout" svg:width="9.842cm" svg:height="2.936cm" svg:x="8.607cm" svg:y="10.966cm">
          <text:p text:style-name="P3"><text:span text:style-name="T9">Licence 2 - </text:span><text:span text:style-name="T9">Développe</text:span><text:span text:style-name="T9">ur web et </text:span><text:span text:style-name="T9">logiciel</text:span></text:p>
          <text:p text:style-name="P3"><text:span text:style-name="T10">Durée : 11 </text:span><text:span text:style-name="T10">mois, Lieu : </text:span><text:span text:style-name="T10">Simplon </text:span><text:span text:style-name="T10">Pamiers</text:span></text:p>
          <text:p text:style-name="P3"><text:span text:style-name="T10">Développe</text:span><text:span text:style-name="T10">ment front-</text:span><text:span text:style-name="T10">end et </text:span><text:span text:style-name="T10">back-end, </text:span><text:span text:style-name="T10">administrati</text:span><text:span text:style-name="T10">on </text:span></text:p>
          <text:p text:style-name="P3"><text:span text:style-name="T10">systèmes, </text:span><text:span text:style-name="T10">programmat</text:span><text:span text:style-name="T10">ion d’objets </text:span><text:span text:style-name="T10">connectés, </text:span><text:span text:style-name="T10">conception</text:span></text:p>
          <text:p text:style-name="P3"><text:span text:style-name="T10">d’interfaces, </text:span><text:span text:style-name="T10">gestion de </text:span><text:span text:style-name="T10">projet en </text:span><text:span text:style-name="T10">méthodologi</text:span><text:span text:style-name="T10">es agiles,</text:span></text:p>
          <text:p text:style-name="P3"><text:span text:style-name="T10">pédagogie </text:span><text:span text:style-name="T10">active, pair </text:span><text:span text:style-name="T10">programmin</text:span><text:span text:style-name="T10">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4" draw:layer="layout" svg:width="3.2cm" svg:height="4.382cm" svg:x="5.9cm" svg:y="5.158cm">
          <draw:text-box>
            <text:p text:style-name="P6"><text:span text:style-name="T13">Personnelles</text:span></text:p>
            <text:p text:style-name="P3"><text:span text:style-name="T10"/></text:p>
            <text:p text:style-name="P3"><text:span text:style-name="T10">Curieux</text:span></text:p>
            <text:p text:style-name="P3"><text:span text:style-name="T10">Créatif</text:span></text:p>
            <text:p text:style-name="P3"><text:span text:style-name="T10">Rigoureux</text:span></text:p>
            <text:p text:style-name="P3"><text:span text:style-name="T10">Organisé</text:span></text:p>
            <text:p text:style-name="P3"><text:span text:style-name="T10">A l'écoute</text:span></text:p>
            <text:p text:style-name="P3"><text:span text:style-name="T10">Réactif</text:span></text:p>
            <text:p text:style-name="P3"><text:span text:style-name="T10">Autonome</text:span></text:p>
            <text:p text:style-name="P3"><text:span text:style-name="T10">Responsable</text:span></text:p>
          </draw:text-box>
        </draw:frame>
        <draw:frame draw:style-name="gr8" draw:text-style-name="P14" draw:layer="layout" svg:width="5.4cm" svg:height="5.003cm" svg:x="9cm" svg:y="5.2cm">
          <draw:text-box>
            <text:p text:style-name="P6"><text:span text:style-name="T13">Gestion</text:span><text:span text:style-name="T9"> de projet</text:span></text:p>
            <text:p text:style-name="P3"><text:span text:style-name="T10"/></text:p>
            <text:p text:style-name="P3"><text:span text:style-name="T10">Goût du travail en équipe</text:span></text:p>
            <text:p text:style-name="P3"><text:span text:style-name="T10">Bon relationnel</text:span></text:p>
            <text:p text:style-name="P3"><text:span text:style-name="T10">Méthode AGILES (SCRUM)</text:span></text:p>
            <text:p text:style-name="P3"><text:span text:style-name="T10">Animation, planification de projets, team building</text:span></text:p>
            <text:p text:style-name="P3"><text:span text:style-name="T10">Communication non violente</text:span></text:p>
            <text:p text:style-name="P3"><text:span text:style-name="T10">Anglais fluide</text:span></text:p>
          </draw:text-box>
        </draw:frame>
        <draw:frame draw:style-name="gr9" draw:text-style-name="P14" draw:layer="layout" svg:width="4.85cm" svg:height="4.403cm" svg:x="14.1cm" svg:y="5.2cm">
          <draw:text-box>
            <text:p text:style-name="P3"><text:span text:style-name="T9">Langages </text:span><text:span text:style-name="T9">/Frameworks</text:span></text:p>
            <text:p text:style-name="P3"><text:span text:style-name="T10"/></text:p>
            <text:p text:style-name="P3"><text:span text:style-name="T10">HTML/CSS, Materialize, </text:span><text:span text:style-name="T10">Bootstrap</text:span></text:p>
            <text:p text:style-name="P3"><text:span text:style-name="T10">Javascript, JQuery</text:span></text:p>
            <text:p text:style-name="P3"><text:span text:style-name="T10">PHP, Piwigo (CMS)</text:span></text:p>
            <text:p text:style-name="P3"><text:span text:style-name="T10">Potgresql, Mysql</text:span></text:p>
            <text:p text:style-name="P3"><text:span text:style-name="T10">Python, Algorithmie</text:span></text:p>
            <text:p text:style-name="P3"><text:span text:style-name="T10"><text:s text:c="4"/></text:span></text:p>
          </draw:text-box>
        </draw:frame>
        <draw:frame draw:style-name="gr10" draw:text-style-name="P15" draw:layer="layout" svg:width="4.8cm" svg:height="4.4cm" svg:x="0.4cm" svg:y="7.1cm">
          <draw:text-box>
            <text:p text:style-name="P8"><text:span text:style-name="T14">N</text:span><text:span text:style-name="T14">a</text:span><text:span text:style-name="T14">t</text:span><text:span text:style-name="T14">u</text:span><text:span text:style-name="T14">r</text:span><text:span text:style-name="T14">e</text:span></text:p>
            <text:p text:style-name="P8"><text:span text:style-name="T15">S</text:span><text:span text:style-name="T15">o</text:span><text:span text:style-name="T15">rti</text:span><text:span text:style-name="T15">e</text:span><text:span text:style-name="T15">s </text:span><text:span text:style-name="T15">n</text:span><text:span text:style-name="T15">at</text:span><text:span text:style-name="T15">u</text:span><text:span text:style-name="T15">r</text:span><text:span text:style-name="T15">e </text:span><text:span text:style-name="T15">: </text:span><text:span text:style-name="T15">o</text:span><text:span text:style-name="T15">r</text:span><text:span text:style-name="T15">ni</text:span><text:span text:style-name="T15">th</text:span><text:span text:style-name="T15">ol</text:span><text:span text:style-name="T15">o</text:span><text:span text:style-name="T15">gi</text:span><text:span text:style-name="T15">e, </text:span><text:span text:style-name="T15">m</text:span><text:span text:style-name="T15">y</text:span><text:span text:style-name="T15">c</text:span><text:span text:style-name="T15">ol</text:span><text:span text:style-name="T15">o</text:span><text:span text:style-name="T15">gi</text:span><text:span text:style-name="T15">e, </text:span><text:span text:style-name="T15">b</text:span><text:span text:style-name="T15">ot</text:span><text:span text:style-name="T15">a</text:span><text:span text:style-name="T15">ni</text:span><text:span text:style-name="T15">q</text:span><text:span text:style-name="T15">u</text:span><text:span text:style-name="T15">e.</text:span></text:p>
            <text:p text:style-name="P8"><text:span text:style-name="T15">J</text:span><text:span text:style-name="T15">a</text:span><text:span text:style-name="T15">r</text:span><text:span text:style-name="T15">di</text:span><text:span text:style-name="T15">n</text:span><text:span text:style-name="T15">a</text:span><text:span text:style-name="T15">g</text:span><text:span text:style-name="T15">e </text:span><text:span text:style-name="T15">p</text:span><text:span text:style-name="T15">ot</text:span><text:span text:style-name="T15">a</text:span><text:span text:style-name="T15">g</text:span><text:span text:style-name="T15">er</text:span><text:span text:style-name="T15">.</text:span></text:p>
            <text:p text:style-name="P8"><text:span text:style-name="T15">R</text:span><text:span text:style-name="T15">a</text:span><text:span text:style-name="T15">n</text:span><text:span text:style-name="T15">d</text:span><text:span text:style-name="T15">o</text:span><text:span text:style-name="T15">n</text:span><text:span text:style-name="T15">n</text:span><text:span text:style-name="T15">é</text:span><text:span text:style-name="T15">e</text:span><text:span text:style-name="T15">s </text:span><text:span text:style-name="T15">: </text:span><text:span text:style-name="T15">Pi</text:span><text:span text:style-name="T15">c </text:span><text:span text:style-name="T15">d'</text:span><text:span text:style-name="T15">E</text:span><text:span text:style-name="T15">st</text:span><text:span text:style-name="T15">at</text:span><text:span text:style-name="T15">s, </text:span><text:span text:style-name="T15">M</text:span><text:span text:style-name="T15">o</text:span><text:span text:style-name="T15">nt</text:span><text:span text:style-name="T15">C</text:span><text:span text:style-name="T15">al</text:span><text:span text:style-name="T15">m</text:span><text:span text:style-name="T15">.</text:span></text:p>
            <text:p text:style-name="P8"><text:span text:style-name="T15">C</text:span><text:span text:style-name="T15">y</text:span><text:span text:style-name="T15">cl</text:span><text:span text:style-name="T15">ot</text:span><text:span text:style-name="T15">o</text:span><text:span text:style-name="T15">u</text:span><text:span text:style-name="T15">ri</text:span><text:span text:style-name="T15">s</text:span><text:span text:style-name="T15">m</text:span><text:span text:style-name="T15">e </text:span><text:span text:style-name="T15">: </text:span><text:span text:style-name="T15">c</text:span><text:span text:style-name="T15">a</text:span><text:span text:style-name="T15">n</text:span><text:span text:style-name="T15">al </text:span><text:span text:style-name="T15">d</text:span><text:span text:style-name="T15">u </text:span><text:span text:style-name="T15">m</text:span><text:span text:style-name="T15">id</text:span><text:span text:style-name="T15">i, </text:span><text:span text:style-name="T15">D</text:span><text:span text:style-name="T15">r</text:span><text:span text:style-name="T15">ô</text:span><text:span text:style-name="T15">m</text:span><text:span text:style-name="T15">e </text:span><text:span text:style-name="T15">à </text:span><text:span text:style-name="T15">v</text:span><text:span text:style-name="T15">él</text:span><text:span text:style-name="T15">o.</text:span></text:p>
          </draw:text-box>
        </draw:frame>
        <draw:frame draw:style-name="gr11" draw:text-style-name="P15" draw:layer="layout" svg:width="4.8cm" svg:height="3cm" svg:x="0.4cm" svg:y="11.2cm">
          <draw:text-box>
            <text:p text:style-name="P8"><text:span text:style-name="T14">Sciences et </text:span><text:span text:style-name="T14">techno</text:span></text:p>
            <text:p text:style-name="P8"><text:span text:style-name="T15">Astronomie</text:span></text:p>
            <text:p text:style-name="P8"><text:span text:style-name="T15">Physique </text:span><text:span text:style-name="T15">quantique</text:span></text:p>
            <text:p text:style-name="P8"><text:span text:style-name="T15">Technologies </text:span><text:span text:style-name="T15">du spatial</text:span></text:p>
            <text:p text:style-name="P8"><text:span text:style-name="T15">Raspberry, </text:span><text:span text:style-name="T15">Arduino</text:span></text:p>
            <text:p text:style-name="P8"><text:span text:style-name="T15">Mobilité </text:span><text:span text:style-name="T15">numérique</text:span></text:p>
          </draw:text-box>
        </draw:frame>
        <draw:frame draw:style-name="gr11" draw:text-style-name="P15" draw:layer="layout" svg:width="4.8cm" svg:height="7.259cm" svg:x="0.4cm" svg:y="14.1cm">
          <draw:text-box>
            <text:p text:style-name="P8"><text:span text:style-name="T14">Cinéma</text:span></text:p>
            <text:p text:style-name="P8"><text:span text:style-name="T15">Science </text:span><text:span text:style-name="T15">fiction : </text:span><text:span text:style-name="T15">Interstellar, </text:span><text:span text:style-name="T15">Matrix, </text:span><text:span text:style-name="T15">Blade </text:span><text:span text:style-name="T15">Runner, </text:span><text:span text:style-name="T15">Mad Max</text:span></text:p>
            <text:p text:style-name="P8"><text:span text:style-name="T15">Fantasy: Le </text:span><text:span text:style-name="T15">seigneur </text:span><text:span text:style-name="T15">des </text:span><text:span text:style-name="T15">anneaux, </text:span><text:span text:style-name="T15">Game Of </text:span><text:span text:style-name="T15">Thrones</text:span></text:p>
            <text:p text:style-name="P8"><text:span text:style-name="T15">Super </text:span><text:span text:style-name="T15">Héros : Iron </text:span><text:span text:style-name="T15">Man</text:span></text:p>
            <text:p text:style-name="P8"><text:span text:style-name="T15">Gangster : </text:span><text:span text:style-name="T15">Pulp Fiction, </text:span><text:span text:style-name="T15">Usual </text:span><text:span text:style-name="T15">Suspects, </text:span><text:span text:style-name="T15">Casino, </text:span><text:span text:style-name="T15">Doberman</text:span></text:p>
            <text:p text:style-name="P8"><text:span text:style-name="T15">Drama : </text:span><text:span text:style-name="T15">Captain </text:span><text:span text:style-name="T15">fantastic, </text:span><text:span text:style-name="T15">Swiss Army </text:span><text:span text:style-name="T15">Man</text:span></text:p>
            <text:p text:style-name="P8"><text:span text:style-name="T15">Animation : </text:span><text:span text:style-name="T15">Princesse </text:span><text:span text:style-name="T15">Mononoke, </text:span><text:span text:style-name="T15">Nausicaa </text:span><text:span text:style-name="T15">(Miyazaki)</text:span></text:p>
            <text:p text:style-name="P8"><text:span text:style-name="T15"/></text:p>
          </draw:text-box>
        </draw:frame>
        <draw:frame draw:style-name="gr11" draw:text-style-name="P15" draw:layer="layout" svg:width="4.8cm" svg:height="6.437cm" svg:x="0.4cm" svg:y="21.201cm">
          <draw:text-box>
            <text:p text:style-name="P8"><text:span text:style-name="T14">Bande dessinée</text:span></text:p>
            <text:p text:style-name="P8"><text:span text:style-name="T15">Denis Bajram : Universal </text:span><text:span text:style-name="T15">WAR I &amp; II</text:span></text:p>
            <text:p text:style-name="P8"><text:span text:style-name="T15">Jens Harder : Alpha </text:span><text:span text:style-name="T15">Directions, Bêta </text:span><text:span text:style-name="T15">civilisations</text:span></text:p>
            <text:p text:style-name="P8"><text:span text:style-name="T15">Moebius : Arzach, Le </text:span><text:span text:style-name="T15">monde d’Edena</text:span></text:p>
            <text:p text:style-name="P8"><text:span text:style-name="T15">Joann sfar : Donjon</text:span></text:p>
            <text:p text:style-name="P8"><text:span text:style-name="T15">Manu Larcenet : Le </text:span><text:span text:style-name="T15">retour à la terre, Le </text:span><text:span text:style-name="T15">combat ordianire, Blast</text:span></text:p>
            <text:p text:style-name="P8"><text:span text:style-name="T15">Didier Tarquin : Lanfeust </text:span><text:span text:style-name="T15">de Troy</text:span></text:p>
            <text:p text:style-name="P8"><text:span text:style-name="T15"/></text:p>
          </draw:text-box>
        </draw:frame>
        <draw:frame draw:style-name="gr12" draw:text-style-name="P16" draw:layer="layout" svg:width="0.826cm" svg:height="0.826cm" svg:x="0.2cm" svg:y="2.143cm">
          <draw:image xlink:href="Pictures/100003660000388E0000388EC0DD5B4ED882A064.svg" xlink:type="simple" xlink:show="embed" xlink:actuate="onLoad">
            <text:p/>
          </draw:image>
          <draw:image xlink:href="Pictures/100002010000022300000223CBC1C2CE66D655AB.png" xlink:type="simple" xlink:show="embed" xlink:actuate="onLoad"/>
        </draw:frame>
        <draw:frame draw:style-name="gr12" draw:text-style-name="P16" draw:layer="layout" svg:width="0.8cm" svg:height="0.628cm" svg:x="0.2cm" svg:y="3.4cm">
          <draw:image xlink:href="Pictures/100004B60000C5AA00009B55F2E566281C20F136.svg" xlink:type="simple" xlink:show="embed" xlink:actuate="onLoad">
            <text:p/>
          </draw:image>
          <draw:image xlink:href="Pictures/100002010000031E000002737303642FE425AE73.png" xlink:type="simple" xlink:show="embed" xlink:actuate="onLoad"/>
        </draw:frame>
        <draw:frame draw:style-name="gr12" draw:text-style-name="P16" draw:layer="layout" svg:width="0cm" svg:height="0cm" svg:x="-4.88cm" svg:y="7.115cm">
          <draw:image xlink:href="Pictures/100007900000000000000000C4D7093B59F8A554.svg" xlink:type="simple" xlink:show="embed" xlink:actuate="onLoad">
            <text:p/>
          </draw:image>
        </draw:frame>
        <draw:frame draw:style-name="gr12" draw:text-style-name="P16" draw:layer="layout" svg:width="0.866cm" svg:height="0.866cm" svg:x="0.161cm" svg:y="4.581cm">
          <draw:image xlink:href="Pictures/1000074F00003CDE00003CDE07CFA24A33F7649E.svg" xlink:type="simple" xlink:show="embed" xlink:actuate="onLoad">
            <text:p/>
          </draw:image>
          <draw:image xlink:href="Pictures/100002010000024D0000024D38943774CEE5ED14.png" xlink:type="simple" xlink:show="embed" xlink:actuate="onLoad"/>
        </draw:frame>
        <draw:line draw:style-name="gr13" draw:text-style-name="P17" draw:layer="layout" svg:x1="6.02cm" svg:y1="2.3cm" svg:x2="6.02cm" svg:y2="4.12cm">
          <text:p/>
        </draw:lin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4" svg:font-family="Calibri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3" svg:font-family="Calibri" style:font-family-generic="modern" style:font-pitch="variable"/>
    <style:font-face style:name="Noto Sans CJK SC Regular1" svg:font-family="'Noto Sans CJK SC Regular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9.05cm" fo:page-height="27.51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e_20_de_20_titre-title">
      <style:graphic-properties draw:stroke="none" svg:stroke-width="0cm" draw:fill="none" draw:textarea-vertical-align="middle" draw:auto-grow-height="false" draw:fit-to-size="false" fo:min-height="4.595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5.95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6" draw:layer="backgroundobjects" svg:width="16.192cm" svg:height="5.897cm" svg:x="1.429cm" svg:y="8.548cm" presentation:class="title" presentation:user-transformed="true">
        <draw:text-box>
          <text:p text:style-name="MP5"><text:span text:style-name="MT2">M</text:span><text:span text:style-name="MT2">od</text:span><text:span text:style-name="MT2">ifi</text:span><text:span text:style-name="MT2">ez </text:span><text:span text:style-name="MT2">le </text:span><text:span text:style-name="MT2">st</text:span><text:span text:style-name="MT2">yl</text:span><text:span text:style-name="MT2">e </text:span><text:span text:style-name="MT2">du </text:span><text:span text:style-name="MT2">tit</text:span><text:span text:style-name="MT2">re</text:span></text:p>
        </draw:text-box>
      </draw:frame>
      <draw:frame draw:name="Espace réservé de la date 3" presentation:style-name="Mpr2" draw:text-style-name="MP8" draw:layer="backgroundobjects" svg:width="4.444cm" svg:height="1.464cm" svg:x="0.953cm" svg:y="25.504cm" presentation:class="date-time" presentation:user-transformed="true">
        <draw:text-box>
          <text:p text:style-name="MP7"><text:span text:style-name="MT3"><text:date style:data-style-name="D1" text:date-value="2018-03-18">18/03/2018</text:date></text:span></text:p>
        </draw:text-box>
      </draw:frame>
      <draw:frame draw:name="Espace réservé du pied de page 4" presentation:style-name="Mpr2" draw:text-style-name="MP8" draw:layer="backgroundobjects" svg:width="6.032cm" svg:height="1.464cm" svg:x="6.509cm" svg:y="25.504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4.444cm" svg:height="1.464cm" svg:x="13.653cm" svg:y="25.504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draw:frame presentation:style-name="Diapositive_20_de_20_titre-outline1" draw:layer="backgroundobjects" svg:width="17.144cm" svg:height="15.958cm" svg:x="0.952cm" svg:y="6.438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4S1M0V</meta:initial-creator>
    <meta:editing-cycles>117</meta:editing-cycles>
    <meta:creation-date>2016-10-08T20:47:15</meta:creation-date>
    <dc:date>2018-03-18T11:11:34.316121771</dc:date>
    <meta:editing-duration>PT6H53M37S</meta:editing-duration>
    <meta:generator>LibreOffice/5.1.6.2$Linux_X86_64 LibreOffice_project/10m0$Build-2</meta:generator>
    <meta:document-statistic meta:object-count="6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Format A4 (210 x 297 mm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